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ubprefeitura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Hab/km^2</text:p>
          </table:table-cell>
          <table:table-cell office:value-type="string" calcext:value-type="string">
            <text:p>Casos </text:p>
          </table:table-cell>
          <table:table-cell office:value-type="string" calcext:value-type="string">
            <text:p>Obitos</text:p>
          </table:table-cell>
          <table:table-cell office:value-type="string" calcext:value-type="string">
            <text:p>Casos por 1k</text:p>
          </table:table-cell>
          <table:table-cell office:value-type="string" calcext:value-type="string">
            <text:p>Taxa de Morte (por cem)</text:p>
          </table:table-cell>
          <table:table-cell office:value-type="string" calcext:value-type="string">
            <text:p>Renda Media (R$)</text:p>
          </table:table-cell>
          <table:table-cell office:value-type="string" calcext:value-type="string">
            <text:p>Populacao negra</text:p>
          </table:table-cell>
          <table:table-cell office:value-type="string" calcext:value-type="string">
            <text:p>IDH</text:p>
          </table:table-cell>
        </table:table-row>
        <table:table-row table:style-name="ro1">
          <table:table-cell office:value-type="string" calcext:value-type="string">
            <text:p>Aricanduva</text:p>
          </table:table-cell>
          <table:table-cell office:value-type="float" office:value="267702" calcext:value-type="float">
            <text:p>267702</text:p>
          </table:table-cell>
          <table:table-cell office:value-type="float" office:value="12451" calcext:value-type="float">
            <text:p>12451</text:p>
          </table:table-cell>
          <table:table-cell office:value-type="float" office:value="2962" calcext:value-type="float">
            <text:p>2962</text:p>
          </table:table-cell>
          <table:table-cell office:value-type="float" office:value="210" calcext:value-type="float">
            <text:p>210</text:p>
          </table:table-cell>
          <table:table-cell table:number-matrix-columns-spanned="1" table:number-matrix-rows-spanned="32" table:formula="of:=[.D2:.D33] / [.B2:.B33] * 1000" office:value-type="float" office:value="11.0645419160111" calcext:value-type="float">
            <text:p>11.0645419160111</text:p>
          </table:table-cell>
          <table:table-cell table:number-matrix-columns-spanned="1" table:number-matrix-rows-spanned="32" table:formula="of:=[.E2:.E33] / [.D2:.D33] * 100" office:value-type="float" office:value="7.08980418636057" calcext:value-type="float">
            <text:p>7.08980418636057</text:p>
          </table:table-cell>
          <table:table-cell office:value-type="float" office:value="5117" calcext:value-type="float">
            <text:p>51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Butantã</text:p>
          </table:table-cell>
          <table:table-cell office:value-type="float" office:value="428217" calcext:value-type="float">
            <text:p>428217</text:p>
          </table:table-cell>
          <table:table-cell office:value-type="float" office:value="7633" calcext:value-type="float">
            <text:p>7633</text:p>
          </table:table-cell>
          <table:table-cell office:value-type="float" office:value="5107" calcext:value-type="float">
            <text:p>5107</text:p>
          </table:table-cell>
          <table:table-cell office:value-type="float" office:value="225" calcext:value-type="float">
            <text:p>225</text:p>
          </table:table-cell>
          <table:table-cell office:value-type="float" office:value="11.9261962976715" calcext:value-type="float">
            <text:p>11.9261962976715</text:p>
          </table:table-cell>
          <table:table-cell office:value-type="float" office:value="4.40571764245154" calcext:value-type="float">
            <text:p>4.40571764245154</text:p>
          </table:table-cell>
          <table:table-cell office:value-type="float" office:value="8575" calcext:value-type="float">
            <text:p>857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Campo Limpo</text:p>
          </table:table-cell>
          <table:table-cell office:value-type="float" office:value="607105" calcext:value-type="float">
            <text:p>607105</text:p>
          </table:table-cell>
          <table:table-cell office:value-type="float" office:value="16542" calcext:value-type="float">
            <text:p>16542</text:p>
          </table:table-cell>
          <table:table-cell office:value-type="float" office:value="11422" calcext:value-type="float">
            <text:p>11422</text:p>
          </table:table-cell>
          <table:table-cell office:value-type="float" office:value="312" calcext:value-type="float">
            <text:p>312</text:p>
          </table:table-cell>
          <table:table-cell office:value-type="float" office:value="18.8138789830425" calcext:value-type="float">
            <text:p>18.8138789830425</text:p>
          </table:table-cell>
          <table:table-cell office:value-type="float" office:value="2.73157065312555" calcext:value-type="float">
            <text:p>2.73157065312555</text:p>
          </table:table-cell>
          <table:table-cell office:value-type="float" office:value="4709" calcext:value-type="float">
            <text:p>4709</text:p>
          </table:table-cell>
          <table:table-cell office:value-type="float" office:value="0.491" calcext:value-type="float">
            <text:p>0.491</text:p>
          </table:table-cell>
          <table:table-cell office:value-type="float" office:value="0.8137" calcext:value-type="float">
            <text:p>0.8137</text:p>
          </table:table-cell>
        </table:table-row>
        <table:table-row table:style-name="ro1">
          <table:table-cell office:value-type="string" calcext:value-type="string">
            <text:p>Capela do Socorro</text:p>
          </table:table-cell>
          <table:table-cell office:value-type="float" office:value="594930" calcext:value-type="float">
            <text:p>594930</text:p>
          </table:table-cell>
          <table:table-cell office:value-type="float" office:value="4433" calcext:value-type="float">
            <text:p>4433</text:p>
          </table:table-cell>
          <table:table-cell office:value-type="float" office:value="8959" calcext:value-type="float">
            <text:p>8959</text:p>
          </table:table-cell>
          <table:table-cell office:value-type="float" office:value="314" calcext:value-type="float">
            <text:p>314</text:p>
          </table:table-cell>
          <table:table-cell office:value-type="float" office:value="15.0589144941422" calcext:value-type="float">
            <text:p>15.0589144941422</text:p>
          </table:table-cell>
          <table:table-cell office:value-type="float" office:value="3.50485545261748" calcext:value-type="float">
            <text:p>3.50485545261748</text:p>
          </table:table-cell>
          <table:table-cell office:value-type="float" office:value="3415" calcext:value-type="float">
            <text:p>3415</text:p>
          </table:table-cell>
          <table:table-cell office:value-type="float" office:value="0.51" calcext:value-type="float">
            <text:p>0.51</text:p>
          </table:table-cell>
          <table:table-cell office:value-type="float" office:value="0.7845" calcext:value-type="float">
            <text:p>0.7845</text:p>
          </table:table-cell>
        </table:table-row>
        <table:table-row table:style-name="ro1">
          <table:table-cell office:value-type="string" calcext:value-type="string">
            <text:p>Casa Verde</text:p>
          </table:table-cell>
          <table:table-cell office:value-type="float" office:value="309376" calcext:value-type="float">
            <text:p>309376</text:p>
          </table:table-cell>
          <table:table-cell office:value-type="float" office:value="11587" calcext:value-type="float">
            <text:p>11587</text:p>
          </table:table-cell>
          <table:table-cell office:value-type="float" office:value="5342" calcext:value-type="float">
            <text:p>5342</text:p>
          </table:table-cell>
          <table:table-cell office:value-type="float" office:value="294" calcext:value-type="float">
            <text:p>294</text:p>
          </table:table-cell>
          <table:table-cell office:value-type="float" office:value="17.2670148944973" calcext:value-type="float">
            <text:p>17.2670148944973</text:p>
          </table:table-cell>
          <table:table-cell office:value-type="float" office:value="5.50355672032946" calcext:value-type="float">
            <text:p>5.50355672032946</text:p>
          </table:table-cell>
          <table:table-cell office:value-type="float" office:value="4358" calcext:value-type="float">
            <text:p>4358</text:p>
          </table:table-cell>
          <table:table-cell office:value-type="float" office:value="0.367" calcext:value-type="float">
            <text:p>0.367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Cidade Ademar</text:p>
          </table:table-cell>
          <table:table-cell office:value-type="float" office:value="410998" calcext:value-type="float">
            <text:p>410998</text:p>
          </table:table-cell>
          <table:table-cell office:value-type="float" office:value="13388" calcext:value-type="float">
            <text:p>13388</text:p>
          </table:table-cell>
          <table:table-cell office:value-type="float" office:value="3820" calcext:value-type="float">
            <text:p>3820</text:p>
          </table:table-cell>
          <table:table-cell office:value-type="float" office:value="210" calcext:value-type="float">
            <text:p>210</text:p>
          </table:table-cell>
          <table:table-cell office:value-type="float" office:value="9.29444912140692" calcext:value-type="float">
            <text:p>9.29444912140692</text:p>
          </table:table-cell>
          <table:table-cell office:value-type="float" office:value="5.49738219895288" calcext:value-type="float">
            <text:p>5.49738219895288</text:p>
          </table:table-cell>
          <table:table-cell office:value-type="float" office:value="3789" calcext:value-type="float">
            <text:p>3789</text:p>
          </table:table-cell>
          <table:table-cell office:value-type="float" office:value="0.521" calcext:value-type="float">
            <text:p>0.521</text:p>
          </table:table-cell>
          <table:table-cell office:value-type="float" office:value="0.7885" calcext:value-type="float">
            <text:p>0.7885</text:p>
          </table:table-cell>
        </table:table-row>
        <table:table-row table:style-name="ro1">
          <table:table-cell office:value-type="string" calcext:value-type="string">
            <text:p>Cidade Tiradentes</text:p>
          </table:table-cell>
          <table:table-cell office:value-type="float" office:value="211501" calcext:value-type="float">
            <text:p>211501</text:p>
          </table:table-cell>
          <table:table-cell office:value-type="float" office:value="14100" calcext:value-type="float">
            <text:p>14100</text:p>
          </table:table-cell>
          <table:table-cell office:value-type="float" office:value="3027" calcext:value-type="float">
            <text:p>3027</text:p>
          </table:table-cell>
          <table:table-cell office:value-type="float" office:value="131" calcext:value-type="float">
            <text:p>131</text:p>
          </table:table-cell>
          <table:table-cell office:value-type="float" office:value="14.3119890686096" calcext:value-type="float">
            <text:p>14.3119890686096</text:p>
          </table:table-cell>
          <table:table-cell office:value-type="float" office:value="4.32771721176082" calcext:value-type="float">
            <text:p>4.32771721176082</text:p>
          </table:table-cell>
          <table:table-cell office:value-type="float" office:value="2125" calcext:value-type="float">
            <text:p>2125</text:p>
          </table:table-cell>
          <table:table-cell office:value-type="float" office:value="0.554" calcext:value-type="float">
            <text:p>0.554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Ermelino Matarazzo</text:p>
          </table:table-cell>
          <table:table-cell office:value-type="float" office:value="207509" calcext:value-type="float">
            <text:p>207509</text:p>
          </table:table-cell>
          <table:table-cell office:value-type="float" office:value="13742" calcext:value-type="float">
            <text:p>13742</text:p>
          </table:table-cell>
          <table:table-cell office:value-type="float" office:value="2529" calcext:value-type="float">
            <text:p>2529</text:p>
          </table:table-cell>
          <table:table-cell office:value-type="float" office:value="148" calcext:value-type="float">
            <text:p>148</text:p>
          </table:table-cell>
          <table:table-cell office:value-type="float" office:value="12.1874231961023" calcext:value-type="float">
            <text:p>12.1874231961023</text:p>
          </table:table-cell>
          <table:table-cell office:value-type="float" office:value="5.85211546065639" calcext:value-type="float">
            <text:p>5.85211546065639</text:p>
          </table:table-cell>
          <table:table-cell office:value-type="float" office:value="3326" calcext:value-type="float">
            <text:p>3326</text:p>
          </table:table-cell>
          <table:table-cell office:value-type="float" office:value="0.39" calcext:value-type="float">
            <text:p>0.39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Freguesia do O</text:p>
          </table:table-cell>
          <table:table-cell office:value-type="float" office:value="407245" calcext:value-type="float">
            <text:p>407245</text:p>
          </table:table-cell>
          <table:table-cell office:value-type="float" office:value="12928" calcext:value-type="float">
            <text:p>12928</text:p>
          </table:table-cell>
          <table:table-cell office:value-type="float" office:value="6426" calcext:value-type="float">
            <text:p>6426</text:p>
          </table:table-cell>
          <table:table-cell office:value-type="float" office:value="333" calcext:value-type="float">
            <text:p>333</text:p>
          </table:table-cell>
          <table:table-cell office:value-type="float" office:value="15.7791992535206" calcext:value-type="float">
            <text:p>15.7791992535206</text:p>
          </table:table-cell>
          <table:table-cell office:value-type="float" office:value="5.18207282913165" calcext:value-type="float">
            <text:p>5.18207282913165</text:p>
          </table:table-cell>
          <table:table-cell office:value-type="float" office:value="3368" calcext:value-type="float">
            <text:p>3368</text:p>
          </table:table-cell>
          <table:table-cell office:value-type="float" office:value="0.436" calcext:value-type="float">
            <text:p>0.43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Guaianases</text:p>
          </table:table-cell>
          <table:table-cell office:value-type="float" office:value="268508" calcext:value-type="float">
            <text:p>268508</text:p>
          </table:table-cell>
          <table:table-cell office:value-type="float" office:value="15085" calcext:value-type="float">
            <text:p>15085</text:p>
          </table:table-cell>
          <table:table-cell office:value-type="float" office:value="3775" calcext:value-type="float">
            <text:p>3775</text:p>
          </table:table-cell>
          <table:table-cell office:value-type="float" office:value="182" calcext:value-type="float">
            <text:p>182</text:p>
          </table:table-cell>
          <table:table-cell office:value-type="float" office:value="14.0591714213357" calcext:value-type="float">
            <text:p>14.0591714213357</text:p>
          </table:table-cell>
          <table:table-cell office:value-type="float" office:value="4.82119205298013" calcext:value-type="float">
            <text:p>4.82119205298013</text:p>
          </table:table-cell>
          <table:table-cell office:value-type="float" office:value="2251" calcext:value-type="float">
            <text:p>2251</text:p>
          </table:table-cell>
          <table:table-cell office:value-type="float" office:value="0.546" calcext:value-type="float">
            <text:p>0.546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Ipiranga</text:p>
          </table:table-cell>
          <table:table-cell office:value-type="float" office:value="463804" calcext:value-type="float">
            <text:p>463804</text:p>
          </table:table-cell>
          <table:table-cell office:value-type="float" office:value="12368" calcext:value-type="float">
            <text:p>12368</text:p>
          </table:table-cell>
          <table:table-cell office:value-type="float" office:value="5241" calcext:value-type="float">
            <text:p>5241</text:p>
          </table:table-cell>
          <table:table-cell office:value-type="float" office:value="304" calcext:value-type="float">
            <text:p>304</text:p>
          </table:table-cell>
          <table:table-cell office:value-type="float" office:value="11.300031910031" calcext:value-type="float">
            <text:p>11.300031910031</text:p>
          </table:table-cell>
          <table:table-cell office:value-type="float" office:value="5.80041976722" calcext:value-type="float">
            <text:p>5.80041976722</text:p>
          </table:table-cell>
          <table:table-cell office:value-type="float" office:value="5448" calcext:value-type="float">
            <text:p>5448</text:p>
          </table:table-cell>
          <table:table-cell office:value-type="float" office:value="0.278" calcext:value-type="float">
            <text:p>0.278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Itaim Paulista</text:p>
          </table:table-cell>
          <table:table-cell office:value-type="float" office:value="373127" calcext:value-type="float">
            <text:p>373127</text:p>
          </table:table-cell>
          <table:table-cell office:value-type="float" office:value="17195" calcext:value-type="float">
            <text:p>17195</text:p>
          </table:table-cell>
          <table:table-cell office:value-type="float" office:value="4630" calcext:value-type="float">
            <text:p>4630</text:p>
          </table:table-cell>
          <table:table-cell office:value-type="float" office:value="214" calcext:value-type="float">
            <text:p>214</text:p>
          </table:table-cell>
          <table:table-cell office:value-type="float" office:value="12.4086437057624" calcext:value-type="float">
            <text:p>12.4086437057624</text:p>
          </table:table-cell>
          <table:table-cell office:value-type="float" office:value="4.62203023758099" calcext:value-type="float">
            <text:p>4.62203023758099</text:p>
          </table:table-cell>
          <table:table-cell office:value-type="float" office:value="2405" calcext:value-type="float">
            <text:p>2405</text:p>
          </table:table-cell>
          <table:table-cell office:value-type="float" office:value="0.54" calcext:value-type="float">
            <text:p>0.54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Itaquera</text:p>
          </table:table-cell>
          <table:table-cell office:value-type="float" office:value="523848" calcext:value-type="float">
            <text:p>523848</text:p>
          </table:table-cell>
          <table:table-cell office:value-type="float" office:value="9647" calcext:value-type="float">
            <text:p>9647</text:p>
          </table:table-cell>
          <table:table-cell office:value-type="float" office:value="8700" calcext:value-type="float">
            <text:p>8700</text:p>
          </table:table-cell>
          <table:table-cell office:value-type="float" office:value="345" calcext:value-type="float">
            <text:p>345</text:p>
          </table:table-cell>
          <table:table-cell office:value-type="float" office:value="16.6078709854767" calcext:value-type="float">
            <text:p>16.6078709854767</text:p>
          </table:table-cell>
          <table:table-cell office:value-type="float" office:value="3.96551724137931" calcext:value-type="float">
            <text:p>3.96551724137931</text:p>
          </table:table-cell>
          <table:table-cell office:value-type="float" office:value="3123" calcext:value-type="float">
            <text:p>3123</text:p>
          </table:table-cell>
          <table:table-cell office:value-type="float" office:value="0.44" calcext:value-type="float">
            <text:p>0.44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Jabaquara</text:p>
          </table:table-cell>
          <table:table-cell office:value-type="float" office:value="223780" calcext:value-type="float">
            <text:p>223780</text:p>
          </table:table-cell>
          <table:table-cell office:value-type="float" office:value="15871" calcext:value-type="float">
            <text:p>15871</text:p>
          </table:table-cell>
          <table:table-cell office:value-type="float" office:value="1880" calcext:value-type="float">
            <text:p>1880</text:p>
          </table:table-cell>
          <table:table-cell office:value-type="float" office:value="123" calcext:value-type="float">
            <text:p>123</text:p>
          </table:table-cell>
          <table:table-cell office:value-type="float" office:value="8.4011082312986" calcext:value-type="float">
            <text:p>8.4011082312986</text:p>
          </table:table-cell>
          <table:table-cell office:value-type="float" office:value="6.54255319148936" calcext:value-type="float">
            <text:p>6.54255319148936</text:p>
          </table:table-cell>
          <table:table-cell office:value-type="float" office:value="5676" calcext:value-type="float">
            <text:p>5676</text:p>
          </table:table-cell>
          <table:table-cell office:value-type="float" office:value="0.342" calcext:value-type="float">
            <text:p>0.342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Jaçanã</text:p>
          </table:table-cell>
          <table:table-cell office:value-type="float" office:value="291867" calcext:value-type="float">
            <text:p>291867</text:p>
          </table:table-cell>
          <table:table-cell office:value-type="float" office:value="4553" calcext:value-type="float">
            <text:p>4553</text:p>
          </table:table-cell>
          <table:table-cell office:value-type="float" office:value="2027" calcext:value-type="float">
            <text:p>2027</text:p>
          </table:table-cell>
          <table:table-cell office:value-type="float" office:value="202" calcext:value-type="float">
            <text:p>202</text:p>
          </table:table-cell>
          <table:table-cell office:value-type="float" office:value="6.9449441012516" calcext:value-type="float">
            <text:p>6.9449441012516</text:p>
          </table:table-cell>
          <table:table-cell office:value-type="float" office:value="9.96546620621608" calcext:value-type="float">
            <text:p>9.96546620621608</text:p>
          </table:table-cell>
          <table:table-cell office:value-type="float" office:value="3637" calcext:value-type="float">
            <text:p>3637</text:p>
          </table:table-cell>
          <table:table-cell office:value-type="float" office:value="0.386" calcext:value-type="float">
            <text:p>0.386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float" office:value="305526" calcext:value-type="float">
            <text:p>305526</text:p>
          </table:table-cell>
          <table:table-cell office:value-type="float" office:value="7619" calcext:value-type="float">
            <text:p>7619</text:p>
          </table:table-cell>
          <table:table-cell office:value-type="float" office:value="2668" calcext:value-type="float">
            <text:p>2668</text:p>
          </table:table-cell>
          <table:table-cell office:value-type="float" office:value="187" calcext:value-type="float">
            <text:p>187</text:p>
          </table:table-cell>
          <table:table-cell office:value-type="float" office:value="8.7324810327108" calcext:value-type="float">
            <text:p>8.7324810327108</text:p>
          </table:table-cell>
          <table:table-cell office:value-type="float" office:value="7.00899550224888" calcext:value-type="float">
            <text:p>7.00899550224888</text:p>
          </table:table-cell>
          <table:table-cell office:value-type="float" office:value="11490" calcext:value-type="float">
            <text:p>11490</text:p>
          </table:table-cell>
          <table:table-cell office:value-type="float" office:value="0.154" calcext:value-type="float">
            <text:p>0.154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M’Boi Mirim</text:p>
          </table:table-cell>
          <table:table-cell office:value-type="float" office:value="563305" calcext:value-type="float">
            <text:p>563305</text:p>
          </table:table-cell>
          <table:table-cell office:value-type="float" office:value="9071" calcext:value-type="float">
            <text:p>9071</text:p>
          </table:table-cell>
          <table:table-cell office:value-type="float" office:value="8976" calcext:value-type="float">
            <text:p>8976</text:p>
          </table:table-cell>
          <table:table-cell office:value-type="float" office:value="313" calcext:value-type="float">
            <text:p>313</text:p>
          </table:table-cell>
          <table:table-cell office:value-type="float" office:value="15.9345292514712" calcext:value-type="float">
            <text:p>15.9345292514712</text:p>
          </table:table-cell>
          <table:table-cell office:value-type="float" office:value="3.48707664884135" calcext:value-type="float">
            <text:p>3.48707664884135</text:p>
          </table:table-cell>
          <table:table-cell office:value-type="float" office:value="2432" calcext:value-type="float">
            <text:p>2432</text:p>
          </table:table-cell>
          <table:table-cell office:value-type="float" office:value="0.56" calcext:value-type="float">
            <text:p>0.56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Mooca</text:p>
          </table:table-cell>
          <table:table-cell office:value-type="float" office:value="343980" calcext:value-type="float">
            <text:p>343980</text:p>
          </table:table-cell>
          <table:table-cell office:value-type="float" office:value="9772" calcext:value-type="float">
            <text:p>9772</text:p>
          </table:table-cell>
          <table:table-cell office:value-type="float" office:value="3727" calcext:value-type="float">
            <text:p>3727</text:p>
          </table:table-cell>
          <table:table-cell office:value-type="float" office:value="295" calcext:value-type="float">
            <text:p>295</text:p>
          </table:table-cell>
          <table:table-cell office:value-type="float" office:value="10.8349322635037" calcext:value-type="float">
            <text:p>10.8349322635037</text:p>
          </table:table-cell>
          <table:table-cell office:value-type="float" office:value="7.91521330829085" calcext:value-type="float">
            <text:p>7.91521330829085</text:p>
          </table:table-cell>
          <table:table-cell office:value-type="float" office:value="7909" calcext:value-type="float">
            <text:p>7909</text:p>
          </table:table-cell>
          <table:table-cell office:value-type="float" office:value="0.164" calcext:value-type="float">
            <text:p>0.164</text:p>
          </table:table-cell>
          <table:table-cell office:value-type="float" office:value="0.89317" calcext:value-type="float">
            <text:p>0.89317</text:p>
          </table:table-cell>
        </table:table-row>
        <table:table-row table:style-name="ro1">
          <table:table-cell office:value-type="string" calcext:value-type="string">
            <text:p>Parelheiros</text:p>
          </table:table-cell>
          <table:table-cell office:value-type="float" office:value="139441" calcext:value-type="float">
            <text:p>139441</text:p>
          </table:table-cell>
          <table:table-cell office:value-type="float" office:value="394" calcext:value-type="float">
            <text:p>394</text:p>
          </table:table-cell>
          <table:table-cell office:value-type="float" office:value="3019" calcext:value-type="float">
            <text:p>3019</text:p>
          </table:table-cell>
          <table:table-cell office:value-type="float" office:value="84" calcext:value-type="float">
            <text:p>84</text:p>
          </table:table-cell>
          <table:table-cell office:value-type="float" office:value="21.6507340021945" calcext:value-type="float">
            <text:p>21.6507340021945</text:p>
          </table:table-cell>
          <table:table-cell office:value-type="float" office:value="2.78237827095065" calcext:value-type="float">
            <text:p>2.78237827095065</text:p>
          </table:table-cell>
          <table:table-cell office:value-type="float" office:value="1974" calcext:value-type="float">
            <text:p>1974</text:p>
          </table:table-cell>
          <table:table-cell office:value-type="float" office:value="0.571" calcext:value-type="float">
            <text:p>0.571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Penhas</text:p>
          </table:table-cell>
          <table:table-cell office:value-type="float" office:value="474659" calcext:value-type="float">
            <text:p>474659</text:p>
          </table:table-cell>
          <table:table-cell office:value-type="float" office:value="11090" calcext:value-type="float">
            <text:p>11090</text:p>
          </table:table-cell>
          <table:table-cell office:value-type="float" office:value="6942" calcext:value-type="float">
            <text:p>6942</text:p>
          </table:table-cell>
          <table:table-cell office:value-type="float" office:value="378" calcext:value-type="float">
            <text:p>378</text:p>
          </table:table-cell>
          <table:table-cell office:value-type="float" office:value="14.6252362222143" calcext:value-type="float">
            <text:p>14.6252362222143</text:p>
          </table:table-cell>
          <table:table-cell office:value-type="float" office:value="5.44511668107174" calcext:value-type="float">
            <text:p>5.44511668107174</text:p>
          </table:table-cell>
          <table:table-cell office:value-type="float" office:value="4055" calcext:value-type="float">
            <text:p>405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Perus</text:p>
          </table:table-cell>
          <table:table-cell office:value-type="float" office:value="164046" calcext:value-type="float">
            <text:p>164046</text:p>
          </table:table-cell>
          <table:table-cell office:value-type="float" office:value="2553" calcext:value-type="float">
            <text:p>2553</text:p>
          </table:table-cell>
          <table:table-cell office:value-type="float" office:value="3537" calcext:value-type="float">
            <text:p>3537</text:p>
          </table:table-cell>
          <table:table-cell office:value-type="float" office:value="83" calcext:value-type="float">
            <text:p>83</text:p>
          </table:table-cell>
          <table:table-cell office:value-type="float" office:value="21.5610255659998" calcext:value-type="float">
            <text:p>21.5610255659998</text:p>
          </table:table-cell>
          <table:table-cell office:value-type="float" office:value="2.3466214305909" calcext:value-type="float">
            <text:p>2.3466214305909</text:p>
          </table:table-cell>
          <table:table-cell office:value-type="float" office:value="2506" calcext:value-type="float">
            <text:p>2506</text:p>
          </table:table-cell>
          <table:table-cell office:value-type="float" office:value="0.499" calcext:value-type="float">
            <text:p>0.499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Pinheiros</text:p>
          </table:table-cell>
          <table:table-cell office:value-type="float" office:value="289743" calcext:value-type="float">
            <text:p>289743</text:p>
          </table:table-cell>
          <table:table-cell office:value-type="float" office:value="9140" calcext:value-type="float">
            <text:p>9140</text:p>
          </table:table-cell>
          <table:table-cell office:value-type="float" office:value="2855" calcext:value-type="float">
            <text:p>2855</text:p>
          </table:table-cell>
          <table:table-cell office:value-type="float" office:value="177" calcext:value-type="float">
            <text:p>177</text:p>
          </table:table-cell>
          <table:table-cell office:value-type="float" office:value="9.85355987892719" calcext:value-type="float">
            <text:p>9.85355987892719</text:p>
          </table:table-cell>
          <table:table-cell office:value-type="float" office:value="6.19964973730298" calcext:value-type="float">
            <text:p>6.19964973730298</text:p>
          </table:table-cell>
          <table:table-cell office:value-type="float" office:value="17045" calcext:value-type="float">
            <text:p>17045</text:p>
          </table:table-cell>
          <table:table-cell office:value-type="float" office:value="0.073" calcext:value-type="float">
            <text:p>0.073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Pirituba</text:p>
          </table:table-cell>
          <table:table-cell office:value-type="float" office:value="437592" calcext:value-type="float">
            <text:p>437592</text:p>
          </table:table-cell>
          <table:table-cell office:value-type="float" office:value="8000" calcext:value-type="float">
            <text:p>8000</text:p>
          </table:table-cell>
          <table:table-cell office:value-type="float" office:value="5090" calcext:value-type="float">
            <text:p>5090</text:p>
          </table:table-cell>
          <table:table-cell office:value-type="float" office:value="255" calcext:value-type="float">
            <text:p>255</text:p>
          </table:table-cell>
          <table:table-cell office:value-type="float" office:value="11.631839704565" calcext:value-type="float">
            <text:p>11.631839704565</text:p>
          </table:table-cell>
          <table:table-cell office:value-type="float" office:value="5.0098231827112" calcext:value-type="float">
            <text:p>5.0098231827112</text:p>
          </table:table-cell>
          <table:table-cell office:value-type="float" office:value="3925" calcext:value-type="float">
            <text:p>3925</text:p>
          </table:table-cell>
          <table:table-cell office:value-type="float" office:value="0.377" calcext:value-type="float">
            <text:p>0.377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324815" calcext:value-type="float">
            <text:p>324815</text:p>
          </table:table-cell>
          <table:table-cell office:value-type="float" office:value="9361" calcext:value-type="float">
            <text:p>9361</text:p>
          </table:table-cell>
          <table:table-cell office:value-type="float" office:value="2191" calcext:value-type="float">
            <text:p>2191</text:p>
          </table:table-cell>
          <table:table-cell office:value-type="float" office:value="241" calcext:value-type="float">
            <text:p>241</text:p>
          </table:table-cell>
          <table:table-cell office:value-type="float" office:value="6.74537813832489" calcext:value-type="float">
            <text:p>6.74537813832489</text:p>
          </table:table-cell>
          <table:table-cell office:value-type="float" office:value="10.999543587403" calcext:value-type="float">
            <text:p>10.999543587403</text:p>
          </table:table-cell>
          <table:table-cell office:value-type="float" office:value="7663" calcext:value-type="float">
            <text:p>7663</text:p>
          </table:table-cell>
          <table:table-cell office:value-type="float" office:value="0.189" calcext:value-type="float">
            <text:p>0.189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Santo Amaro</text:p>
          </table:table-cell>
          <table:table-cell office:value-type="float" office:value="238025" calcext:value-type="float">
            <text:p>238025</text:p>
          </table:table-cell>
          <table:table-cell office:value-type="float" office:value="6347" calcext:value-type="float">
            <text:p>6347</text:p>
          </table:table-cell>
          <table:table-cell office:value-type="float" office:value="1847" calcext:value-type="float">
            <text:p>1847</text:p>
          </table:table-cell>
          <table:table-cell office:value-type="float" office:value="165" calcext:value-type="float">
            <text:p>165</text:p>
          </table:table-cell>
          <table:table-cell office:value-type="float" office:value="7.75968910828694" calcext:value-type="float">
            <text:p>7.75968910828694</text:p>
          </table:table-cell>
          <table:table-cell office:value-type="float" office:value="8.93340552246887" calcext:value-type="float">
            <text:p>8.93340552246887</text:p>
          </table:table-cell>
          <table:table-cell office:value-type="float" office:value="12670" calcext:value-type="float">
            <text:p>12670</text:p>
          </table:table-cell>
          <table:table-cell office:value-type="float" office:value="0.147" calcext:value-type="float">
            <text:p>0.147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São Mateus </text:p>
          </table:table-cell>
          <table:table-cell office:value-type="float" office:value="426794" calcext:value-type="float">
            <text:p>426794</text:p>
          </table:table-cell>
          <table:table-cell office:value-type="float" office:value="9319" calcext:value-type="float">
            <text:p>9319</text:p>
          </table:table-cell>
          <table:table-cell office:value-type="float" office:value="6860" calcext:value-type="float">
            <text:p>6860</text:p>
          </table:table-cell>
          <table:table-cell office:value-type="float" office:value="281" calcext:value-type="float">
            <text:p>281</text:p>
          </table:table-cell>
          <table:table-cell office:value-type="float" office:value="16.0733281161403" calcext:value-type="float">
            <text:p>16.0733281161403</text:p>
          </table:table-cell>
          <table:table-cell office:value-type="float" office:value="4.09620991253644" calcext:value-type="float">
            <text:p>4.09620991253644</text:p>
          </table:table-cell>
          <table:table-cell office:value-type="float" office:value="2669" calcext:value-type="float">
            <text:p>2669</text:p>
          </table:table-cell>
          <table:table-cell office:value-type="float" office:value="0.456" calcext:value-type="float">
            <text:p>0.456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São Miguel </text:p>
          </table:table-cell>
          <table:table-cell office:value-type="float" office:value="369496" calcext:value-type="float">
            <text:p>369496</text:p>
          </table:table-cell>
          <table:table-cell office:value-type="float" office:value="15206" calcext:value-type="float">
            <text:p>15206</text:p>
          </table:table-cell>
          <table:table-cell office:value-type="float" office:value="4152" calcext:value-type="float">
            <text:p>4152</text:p>
          </table:table-cell>
          <table:table-cell office:value-type="float" office:value="275" calcext:value-type="float">
            <text:p>275</text:p>
          </table:table-cell>
          <table:table-cell office:value-type="float" office:value="11.2369281399528" calcext:value-type="float">
            <text:p>11.2369281399528</text:p>
          </table:table-cell>
          <table:table-cell office:value-type="float" office:value="6.6233140655106" calcext:value-type="float">
            <text:p>6.6233140655106</text:p>
          </table:table-cell>
          <table:table-cell office:value-type="float" office:value="2576" calcext:value-type="float">
            <text:p>2576</text:p>
          </table:table-cell>
          <table:table-cell office:value-type="float" office:value="0.506" calcext:value-type="float">
            <text:p>0.506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Sapopemba</text:p>
          </table:table-cell>
          <table:table-cell office:value-type="float" office:value="284524" calcext:value-type="float">
            <text:p>284524</text:p>
          </table:table-cell>
          <table:table-cell office:value-type="float" office:value="21076" calcext:value-type="float">
            <text:p>21076</text:p>
          </table:table-cell>
          <table:table-cell office:value-type="float" office:value="3896" calcext:value-type="float">
            <text:p>3896</text:p>
          </table:table-cell>
          <table:table-cell office:value-type="float" office:value="205" calcext:value-type="float">
            <text:p>205</text:p>
          </table:table-cell>
          <table:table-cell office:value-type="float" office:value="13.6930452264132" calcext:value-type="float">
            <text:p>13.6930452264132</text:p>
          </table:table-cell>
          <table:table-cell office:value-type="float" office:value="5.26180698151951" calcext:value-type="float">
            <text:p>5.26180698151951</text:p>
          </table:table-cell>
          <table:table-cell office:value-type="float" office:value="2731" calcext:value-type="float">
            <text:p>2731</text:p>
          </table:table-cell>
          <table:table-cell office:value-type="float" office:value="0.421" calcext:value-type="float">
            <text:p>0.421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31106" calcext:value-type="float">
            <text:p>431106</text:p>
          </table:table-cell>
          <table:table-cell office:value-type="float" office:value="16454" calcext:value-type="float">
            <text:p>16454</text:p>
          </table:table-cell>
          <table:table-cell office:value-type="float" office:value="3527" calcext:value-type="float">
            <text:p>3527</text:p>
          </table:table-cell>
          <table:table-cell office:value-type="float" office:value="318" calcext:value-type="float">
            <text:p>318</text:p>
          </table:table-cell>
          <table:table-cell office:value-type="float" office:value="8.18128256159738" calcext:value-type="float">
            <text:p>8.18128256159738</text:p>
          </table:table-cell>
          <table:table-cell office:value-type="float" office:value="9.01616104337964" calcext:value-type="float">
            <text:p>9.01616104337964</text:p>
          </table:table-cell>
          <table:table-cell office:value-type="float" office:value="8013" calcext:value-type="float">
            <text:p>8013</text:p>
          </table:table-cell>
          <table:table-cell office:value-type="float" office:value="0.205" calcext:value-type="float">
            <text:p>0.205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Vila Maria/Guilherme</text:p>
          </table:table-cell>
          <table:table-cell office:value-type="float" office:value="297713" calcext:value-type="float">
            <text:p>297713</text:p>
          </table:table-cell>
          <table:table-cell office:value-type="float" office:value="11277" calcext:value-type="float">
            <text:p>11277</text:p>
          </table:table-cell>
          <table:table-cell office:value-type="float" office:value="3584" calcext:value-type="float">
            <text:p>3584</text:p>
          </table:table-cell>
          <table:table-cell office:value-type="float" office:value="220" calcext:value-type="float">
            <text:p>220</text:p>
          </table:table-cell>
          <table:table-cell office:value-type="float" office:value="12.0384397053538" calcext:value-type="float">
            <text:p>12.0384397053538</text:p>
          </table:table-cell>
          <table:table-cell office:value-type="float" office:value="6.13839285714286" calcext:value-type="float">
            <text:p>6.13839285714286</text:p>
          </table:table-cell>
          <table:table-cell office:value-type="float" office:value="4092" calcext:value-type="float">
            <text:p>4092</text:p>
          </table:table-cell>
          <table:table-cell office:value-type="float" office:value="0.331" calcext:value-type="float">
            <text:p>0.331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Vila Mariana</text:p>
          </table:table-cell>
          <table:table-cell office:value-type="float" office:value="344632" calcext:value-type="float">
            <text:p>344632</text:p>
          </table:table-cell>
          <table:table-cell office:value-type="float" office:value="13005" calcext:value-type="float">
            <text:p>13005</text:p>
          </table:table-cell>
          <table:table-cell office:value-type="float" office:value="3098" calcext:value-type="float">
            <text:p>3098</text:p>
          </table:table-cell>
          <table:table-cell office:value-type="float" office:value="204" calcext:value-type="float">
            <text:p>204</text:p>
          </table:table-cell>
          <table:table-cell office:value-type="float" office:value="8.98929873023979" calcext:value-type="float">
            <text:p>8.98929873023979</text:p>
          </table:table-cell>
          <table:table-cell office:value-type="float" office:value="6.5848934796643" calcext:value-type="float">
            <text:p>6.5848934796643</text:p>
          </table:table-cell>
          <table:table-cell office:value-type="float" office:value="15023" calcext:value-type="float">
            <text:p>15023</text:p>
          </table:table-cell>
          <table:table-cell office:value-type="float" office:value="0.079" calcext:value-type="float">
            <text:p>0.079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Vila Prudente</text:p>
          </table:table-cell>
          <table:table-cell office:value-type="float" office:value="246589" calcext:value-type="float">
            <text:p>246589</text:p>
          </table:table-cell>
          <table:table-cell office:value-type="float" office:value="12454" calcext:value-type="float">
            <text:p>12454</text:p>
          </table:table-cell>
          <table:table-cell office:value-type="float" office:value="2090" calcext:value-type="float">
            <text:p>2090</text:p>
          </table:table-cell>
          <table:table-cell office:value-type="float" office:value="181" calcext:value-type="float">
            <text:p>181</text:p>
          </table:table-cell>
          <table:table-cell office:value-type="float" office:value="8.47564165473724" calcext:value-type="float">
            <text:p>8.47564165473724</text:p>
          </table:table-cell>
          <table:table-cell office:value-type="float" office:value="8.66028708133971" calcext:value-type="float">
            <text:p>8.66028708133971</text:p>
          </table:table-cell>
          <table:table-cell office:value-type="float" office:value="4940" calcext:value-type="float">
            <text:p>4940</text:p>
          </table:table-cell>
          <table:table-cell office:value-type="float" office:value="0.222" calcext:value-type="float">
            <text:p>0.222</text:p>
          </table:table-cell>
          <table:table-cell office:value-type="float" office:value="0.857" calcext:value-type="float">
            <text:p>0.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00/00/00</text:date>, <text:time style:data-style-name="N2" text:time-value="22:54:05.3285982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3:33:06.825836230</meta:creation-date>
    <dc:date>2020-06-19T01:05:27.093661503</dc:date>
    <meta:editing-duration>PT5H17M25S</meta:editing-duration>
    <meta:editing-cycles>11</meta:editing-cycles>
    <meta:generator>LibreOffice/6.0.7.3$Linux_X86_64 LibreOffice_project/00m0$Build-3</meta:generator>
    <meta:document-statistic meta:table-count="1" meta:cell-count="330" meta:object-count="0"/>
  </office:meta>
</office:document-meta>
</file>